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88pt" fo:font-weight="bold" officeooo:rsid="00175793" officeooo:paragraph-rsid="00175793" style:font-size-asian="88pt" style:font-weight-asian="bold" style:font-size-complex="88pt" style:font-weight-complex="bold"/>
    </style:style>
    <style:style style:name="P2" style:family="paragraph" style:parent-style-name="Standard">
      <style:text-properties fo:font-size="80pt" fo:font-weight="bold" officeooo:rsid="00182dc2" officeooo:paragraph-rsid="00213e0c" style:font-size-asian="80pt" style:font-weight-asian="bold" style:font-size-complex="80pt" style:font-weight-complex="bold"/>
    </style:style>
    <style:style style:name="P3" style:family="paragraph" style:parent-style-name="Standard">
      <style:text-properties fo:font-size="80pt" fo:font-weight="bold" officeooo:rsid="00235fa7" officeooo:paragraph-rsid="00235fa7" style:font-size-asian="80pt" style:font-weight-asian="bold" style:font-size-complex="80pt" style:font-weight-complex="bold"/>
    </style:style>
    <style:style style:name="T1" style:family="text">
      <style:text-properties officeooo:rsid="00195339"/>
    </style:style>
    <style:style style:name="T2" style:family="text">
      <style:text-properties officeooo:rsid="001a7cc4"/>
    </style:style>
    <style:style style:name="T3" style:family="text">
      <style:text-properties officeooo:rsid="001c4a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<text:span text:style-name="T3">4.2.3</text:span></text:p>
      <text:p text:style-name="P3">Artículos de Revist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15:01:32.545196873</meta:creation-date>
    <dc:date>2015-03-02T15:10:58.663144831</dc:date>
    <meta:editing-duration>P0D</meta:editing-duration>
    <meta:editing-cycles>1</meta:editing-cycles>
    <meta:generator>LibreOffice/4.2.7.2$Linux_X86_64 LibreOffice_project/420m0$Build-2</meta:generator>
    <meta:document-statistic meta:table-count="0" meta:image-count="0" meta:object-count="0" meta:page-count="1" meta:paragraph-count="2" meta:word-count="4" meta:character-count="26" meta:non-whitespace-character-count="24"/>
  </office:meta>
</office:document-meta>
</file>